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98.249999999992141pt"/>
    </style:style>
    <style:style style:name="co2" style:family="table-column">
      <style:table-column-properties fo:break-before="auto" style:column-width="125.249999999989981pt"/>
    </style:style>
    <style:style style:name="co3" style:family="table-column">
      <style:table-column-properties fo:break-before="auto" style:column-width="136.499999999989029pt"/>
    </style:style>
    <style:style style:name="ce1" style:family="table-cell">
      <style:table-cell-properties style:text-align-source="fix"/>
      <style:paragraph-properties fo:text-align="start"/>
    </style:style>
  </office:automatic-styles>
  <office:body>
    <office:spreadsheet>
      <table:table table:name="Table1" table:style-name="ta1">
        <table:table-column table:style-name="co1"/>
        <table:table-column table:style-name="co2"/>
        <table:table-column table:style-name="co3"/>
        <table:table-column table:number-columns-repeated="4"/>
        <table:table-row>
          <table:table-cell office:value-type="string" office:string-value="Description" table:style-name="ce1">
            <text:p>Description</text:p>
          </table:table-cell>
          <table:table-cell office:value-type="string" office:string-value="Digikey number" table:style-name="ce1">
            <text:p>Digikey number</text:p>
          </table:table-cell>
          <table:table-cell office:value-type="string" office:string-value="Mouser number" table:style-name="ce1">
            <text:p>Mouser number</text:p>
          </table:table-cell>
          <table:table-cell office:value-type="string" office:string-value="Quantity" table:style-name="ce1">
            <text:p>Quantity</text:p>
          </table:table-cell>
          <table:table-cell office:value-type="string" office:string-value="$" table:style-name="ce1">
            <text:p>$</text:p>
          </table:table-cell>
          <table:table-cell office:value-type="string" office:string-value="Parts" table:style-name="ce1">
            <text:p>Parts</text:p>
          </table:table-cell>
        </table:table-row>
        <table:table-row>
          <table:table-cell office:value-type="string" office:string-value="CPU" table:style-name="ce1">
            <text:p>CPU</text:p>
          </table:table-cell>
          <table:table-cell office:value-type="string" office:string-value="MC9S12XDP512MAL-ND" table:style-name="ce1">
            <text:p>MC9S12XDP512MAL-ND</text:p>
          </table:table-cell>
          <table:table-cell office:value-type="string" office:string-value="841-MC9S12XDP512MAG" table:style-name="ce1">
            <text:p>841-MC9S12XDP512MAG</text:p>
          </table:table-cell>
          <table:table-cell office:value-type="float" office:value="2" table:style-name="ce1">
            <text:p>2</text:p>
          </table:table-cell>
          <table:table-cell office:value-type="string" office:string-value="23.52" table:style-name="ce1">
            <text:p>23.52</text:p>
          </table:table-cell>
          <table:table-cell office:value-type="float" office:value="47.04" table:style-name="ce1" table:formula="=[.D2]*[.E2]">
            <text:p>47.04</text:p>
          </table:table-cell>
        </table:table-row>
        <table:table-row>
          <table:table-cell office:value-type="string" office:string-value="6ch digital isolator" table:style-name="ce1">
            <text:p>6ch digital isolator</text:p>
          </table:table-cell>
          <table:table-cell office:value-type="string" office:string-value="--" table:style-name="ce1">
            <text:p>--</text:p>
          </table:table-cell>
          <table:table-cell office:value-type="string" office:string-value="634-SI8460AA-B-IS1" table:style-name="ce1">
            <text:p>634-SI8460AA-B-IS1</text:p>
          </table:table-cell>
          <table:table-cell office:value-type="float" office:value="2" table:style-name="ce1">
            <text:p>2</text:p>
          </table:table-cell>
          <table:table-cell office:value-type="float" office:value="2.86" table:style-name="ce1">
            <text:p>2.86</text:p>
          </table:table-cell>
          <table:table-cell office:value-type="float" office:value="5.72" table:style-name="ce1" table:formula="=[.D3]*[.E3]">
            <text:p>5.72</text:p>
          </table:table-cell>
        </table:table-row>
        <table:table-row>
          <table:table-cell office:value-type="string" office:string-value="P&amp;H driver" table:style-name="ce1">
            <text:p>P&amp;H driver</text:p>
          </table:table-cell>
          <table:table-cell office:value-type="string" office:string-value="LM1949N-ND" table:style-name="ce1">
            <text:p>LM1949N-ND</text:p>
          </table:table-cell>
          <table:table-cell office:value-type="string" office:string-value="--" table:style-name="ce1">
            <text:p>--</text:p>
          </table:table-cell>
          <table:table-cell office:value-type="float" office:value="8" table:style-name="ce1">
            <text:p>8</text:p>
          </table:table-cell>
          <table:table-cell office:value-type="string" office:string-value="4.87" table:style-name="ce1">
            <text:p>4.87</text:p>
          </table:table-cell>
          <table:table-cell office:value-type="float" office:value="38.96" table:style-name="ce1" table:formula="=[.D4]*[.E4]">
            <text:p>38.96</text:p>
          </table:table-cell>
        </table:table-row>
        <table:table-row>
          <table:table-cell office:value-type="string" office:string-value="2N6044" table:style-name="ce1">
            <text:p>2N6044</text:p>
          </table:table-cell>
          <table:table-cell office:value-type="string" office:string-value="--" table:style-name="ce1">
            <text:p>--</text:p>
          </table:table-cell>
          <table:table-cell office:value-type="string" office:string-value="610-2N6044" table:style-name="ce1">
            <text:p>610-2N6044</text:p>
          </table:table-cell>
          <table:table-cell office:value-type="float" office:value="8" table:style-name="ce1">
            <text:p>8</text:p>
          </table:table-cell>
          <table:table-cell office:value-type="string" office:string-value="1.15" table:style-name="ce1">
            <text:p>1.15</text:p>
          </table:table-cell>
          <table:table-cell office:value-type="float" office:value="9.2" table:style-name="ce1" table:formula="=[.D5]*[.E5]">
            <text:p>9.2</text:p>
          </table:table-cell>
        </table:table-row>
        <table:table-row>
          <table:table-cell office:value-type="string" office:string-value="0.1uF cap" table:style-name="ce1">
            <text:p>0.1uF cap</text:p>
          </table:table-cell>
          <table:table-cell office:value-type="string" office:string-value="490-1666-2-ND" table:style-name="ce1">
            <text:p>490-1666-2-ND</text:p>
          </table:table-cell>
          <table:table-cell table:style-name="ce1"/>
          <table:table-cell office:value-type="float" office:value="3000" table:style-name="ce1">
            <text:p>3,000</text:p>
          </table:table-cell>
          <table:table-cell office:value-type="string" office:string-value="0.007" table:style-name="ce1">
            <text:p>0.007</text:p>
          </table:table-cell>
          <table:table-cell office:value-type="float" office:value="21" table:style-name="ce1" table:formula="=[.D6]*[.E6]">
            <text:p>21</text:p>
          </table:table-cell>
        </table:table-row>
        <table:table-row>
          <table:table-cell office:value-type="string" office:string-value="10pF cap" table:style-name="ce1">
            <text:p>10pF cap</text:p>
          </table:table-cell>
          <table:table-cell office:value-type="string" office:string-value="311-1099-1-ND" table:style-name="ce1">
            <text:p>311-1099-1-ND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office:string-value="0.02980" table:style-name="ce1">
            <text:p>0.02980</text:p>
          </table:table-cell>
          <table:table-cell office:value-type="float" office:value="2.98" table:style-name="ce1" table:formula="=[.D7]*[.E7]">
            <text:p>2.98</text:p>
          </table:table-cell>
        </table:table-row>
        <table:table-row>
          <table:table-cell office:value-type="string" office:string-value="0.1ohm 2W" table:style-name="ce1">
            <text:p>0.1ohm 2W</text:p>
          </table:table-cell>
          <table:table-cell office:value-type="string" office:string-value="WHCR10FECT-ND" table:style-name="ce1">
            <text:p>WHCR10FECT-ND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.93" table:style-name="ce1">
            <text:p>0.93</text:p>
          </table:table-cell>
          <table:table-cell office:value-type="float" office:value="7.44" table:style-name="ce1" table:formula="=[.D8]*[.E8]">
            <text:p>7.44</text:p>
          </table:table-cell>
        </table:table-row>
        <table:table-row>
          <table:table-cell office:value-type="string" office:string-value="1ohm" table:style-name="ce1">
            <text:p>1ohm</text:p>
          </table:table-cell>
          <table:table-cell table:style-name="ce1" table:number-columns-repeated="4"/>
          <table:table-cell table:style-name="ce1" table:formula="=[.D9]*[.E9]">
            <text:p>0</text:p>
          </table:table-cell>
        </table:table-row>
        <table:table-row>
          <table:table-cell office:value-type="string" office:string-value="270ohm" table:style-name="ce1">
            <text:p>270ohm</text:p>
          </table:table-cell>
          <table:table-cell office:value-type="string" office:string-value="RMCF0603JT270RCT-ND" table:style-name="ce1">
            <text:p>RMCF0603JT270RCT-ND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.007" table:style-name="ce1">
            <text:p>0.007</text:p>
          </table:table-cell>
          <table:table-cell office:value-type="float" office:value="0.7" table:style-name="ce1" table:formula="=[.D10]*[.E10]">
            <text:p>0.7</text:p>
          </table:table-cell>
        </table:table-row>
        <table:table-row>
          <table:table-cell office:value-type="string" office:string-value="1k" table:style-name="ce1">
            <text:p>1k</text:p>
          </table:table-cell>
          <table:table-cell office:value-type="string" office:string-value="RMCF0603JT1K00CT-ND" table:style-name="ce1">
            <text:p>RMCF0603JT1K00CT-ND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office:string-value="0.007" table:style-name="ce1">
            <text:p>0.007</text:p>
          </table:table-cell>
          <table:table-cell office:value-type="float" office:value="0.7" table:style-name="ce1" table:formula="=[.D11]*[.E11]">
            <text:p>0.7</text:p>
          </table:table-cell>
        </table:table-row>
        <table:table-row>
          <table:table-cell office:value-type="string" office:string-value="2.2k" table:style-name="ce1">
            <text:p>2.2k</text:p>
          </table:table-cell>
          <table:table-cell office:value-type="string" office:string-value="RMCF0603JT2K20CT-ND" table:style-name="ce1">
            <text:p>RMCF0603JT2K20CT-ND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.007" table:style-name="ce1">
            <text:p>0.007</text:p>
          </table:table-cell>
          <table:table-cell office:value-type="float" office:value="0.7" table:style-name="ce1" table:formula="=[.D12]*[.E12]">
            <text:p>0.7</text:p>
          </table:table-cell>
        </table:table-row>
        <table:table-row>
          <table:table-cell office:value-type="string" office:string-value="3.3k" table:style-name="ce1">
            <text:p>3.3k</text:p>
          </table:table-cell>
          <table:table-cell office:value-type="string" office:string-value="RMCF0603JT3K30CT-ND" table:style-name="ce1">
            <text:p>RMCF0603JT3K30CT-ND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.007" table:style-name="ce1">
            <text:p>0.007</text:p>
          </table:table-cell>
          <table:table-cell office:value-type="float" office:value="0.7" table:style-name="ce1" table:formula="=[.D13]*[.E13]">
            <text:p>0.7</text:p>
          </table:table-cell>
        </table:table-row>
        <table:table-row>
          <table:table-cell office:value-type="string" office:string-value="4.7k" table:style-name="ce1">
            <text:p>4.7k</text:p>
          </table:table-cell>
          <table:table-cell office:value-type="string" office:string-value="RMCF0603JT4K70CT-ND" table:style-name="ce1">
            <text:p>RMCF0603JT4K70CT-ND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.007" table:style-name="ce1">
            <text:p>0.007</text:p>
          </table:table-cell>
          <table:table-cell office:value-type="float" office:value="0.7" table:style-name="ce1" table:formula="=[.D14]*[.E14]">
            <text:p>0.7</text:p>
          </table:table-cell>
        </table:table-row>
        <table:table-row>
          <table:table-cell office:value-type="string" office:string-value="5.6k" table:style-name="ce1">
            <text:p>5.6k</text:p>
          </table:table-cell>
          <table:table-cell office:value-type="string" office:string-value="RMCF0603JT5K60CT-ND" table:style-name="ce1">
            <text:p>RMCF0603JT5K60CT-ND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.007" table:style-name="ce1">
            <text:p>0.007</text:p>
          </table:table-cell>
          <table:table-cell office:value-type="float" office:value="0.7" table:style-name="ce1" table:formula="=[.D15]*[.E15]">
            <text:p>0.7</text:p>
          </table:table-cell>
        </table:table-row>
        <table:table-row>
          <table:table-cell office:value-type="string" office:string-value="10k" table:style-name="ce1">
            <text:p>10k</text:p>
          </table:table-cell>
          <table:table-cell office:value-type="string" office:string-value="RMCF0603JT10K0CT-ND" table:style-name="ce1">
            <text:p>RMCF0603JT10K0CT-ND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.007" table:style-name="ce1">
            <text:p>0.007</text:p>
          </table:table-cell>
          <table:table-cell office:value-type="float" office:value="0.7" table:style-name="ce1" table:formula="=[.D16]*[.E16]">
            <text:p>0.7</text:p>
          </table:table-cell>
        </table:table-row>
        <table:table-row>
          <table:table-cell office:value-type="string" office:string-value="13k" table:style-name="ce1">
            <text:p>13k</text:p>
          </table:table-cell>
          <table:table-cell office:value-type="string" office:string-value="--" table:style-name="ce1">
            <text:p>--</text:p>
          </table:table-cell>
          <table:table-cell table:style-name="ce1" table:number-columns-repeated="3"/>
          <table:table-cell table:style-name="ce1" table:formula="=[.D17]*[.E17]">
            <text:p>0</text:p>
          </table:table-cell>
        </table:table-row>
        <table:table-row>
          <table:table-cell office:value-type="string" office:string-value="18k" table:style-name="ce1">
            <text:p>18k</text:p>
          </table:table-cell>
          <table:table-cell office:value-type="string" office:string-value="--" table:style-name="ce1">
            <text:p>--</text:p>
          </table:table-cell>
          <table:table-cell table:style-name="ce1" table:number-columns-repeated="3"/>
          <table:table-cell table:style-name="ce1" table:formula="=[.D18]*[.E18]">
            <text:p>0</text:p>
          </table:table-cell>
        </table:table-row>
        <table:table-row>
          <table:table-cell office:value-type="string" office:string-value="22k" table:style-name="ce1">
            <text:p>22k</text:p>
          </table:table-cell>
          <table:table-cell office:value-type="string" office:string-value="RMCF0603JT22K0CT-ND" table:style-name="ce1">
            <text:p>RMCF0603JT22K0CT-ND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.007" table:style-name="ce1">
            <text:p>0.007</text:p>
          </table:table-cell>
          <table:table-cell office:value-type="float" office:value="0.7" table:style-name="ce1" table:formula="=[.D19]*[.E19]">
            <text:p>0.7</text:p>
          </table:table-cell>
        </table:table-row>
        <table:table-row>
          <table:table-cell office:value-type="string" office:string-value="39k" table:style-name="ce1">
            <text:p>39k</text:p>
          </table:table-cell>
          <table:table-cell office:value-type="string" office:string-value="P39KGCT-ND" table:style-name="ce1">
            <text:p>P39KGCT-ND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office:string-value="0.00790" table:style-name="ce1">
            <text:p>0.00790</text:p>
          </table:table-cell>
          <table:table-cell office:value-type="float" office:value="0.79" table:style-name="ce1" table:formula="=[.D20]*[.E20]">
            <text:p>0.79</text:p>
          </table:table-cell>
        </table:table-row>
        <table:table-row>
          <table:table-cell office:value-type="string" office:string-value="68k" table:style-name="ce1">
            <text:p>68k</text:p>
          </table:table-cell>
          <table:table-cell office:value-type="string" office:string-value="RMCF0603JT68K0CT-ND" table:style-name="ce1">
            <text:p>RMCF0603JT68K0CT-ND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.007" table:style-name="ce1">
            <text:p>0.007</text:p>
          </table:table-cell>
          <table:table-cell office:value-type="float" office:value="0.7" table:style-name="ce1" table:formula="=[.D21]*[.E21]">
            <text:p>0.7</text:p>
          </table:table-cell>
        </table:table-row>
        <table:table-row>
          <table:table-cell office:value-type="string" office:string-value="100k" table:style-name="ce1">
            <text:p>100k</text:p>
          </table:table-cell>
          <table:table-cell office:value-type="string" office:string-value="RMCF0603JT100KCT-ND" table:style-name="ce1">
            <text:p>RMCF0603JT100KCT-ND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.007" table:style-name="ce1">
            <text:p>0.007</text:p>
          </table:table-cell>
          <table:table-cell office:value-type="float" office:value="0.7" table:style-name="ce1" table:formula="=[.D22]*[.E22]">
            <text:p>0.7</text:p>
          </table:table-cell>
        </table:table-row>
        <table:table-row>
          <table:table-cell office:value-type="string" office:string-value="680k" table:style-name="ce1">
            <text:p>680k</text:p>
          </table:table-cell>
          <table:table-cell office:value-type="string" office:string-value="P680KGCT-ND" table:style-name="ce1">
            <text:p>P680KGCT-ND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.0079" table:style-name="ce1">
            <text:p>0.0079</text:p>
          </table:table-cell>
          <table:table-cell office:value-type="float" office:value="0.79" table:style-name="ce1" table:formula="=[.D23]*[.E23]">
            <text:p>0.79</text:p>
          </table:table-cell>
        </table:table-row>
        <table:table-row>
          <table:table-cell office:value-type="string" office:string-value="1.6M" table:style-name="ce1">
            <text:p>1.6M</text:p>
          </table:table-cell>
          <table:table-cell office:value-type="string" office:string-value="P1.6MGCT-ND" table:style-name="ce1">
            <text:p>P1.6MGCT-ND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.0079" table:style-name="ce1">
            <text:p>0.0079</text:p>
          </table:table-cell>
          <table:table-cell office:value-type="float" office:value="0.79" table:style-name="ce1" table:formula="=[.D24]*[.E24]">
            <text:p>0.79</text:p>
          </table:table-cell>
        </table:table-row>
        <table:table-row>
          <table:table-cell office:value-type="string" office:string-value="10M" table:style-name="ce1">
            <text:p>10M</text:p>
          </table:table-cell>
          <table:table-cell office:value-type="string" office:string-value="RMCF0603JT10M0CT-ND" table:style-name="ce1">
            <text:p>RMCF0603JT10M0CT-ND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.007" table:style-name="ce1">
            <text:p>0.007</text:p>
          </table:table-cell>
          <table:table-cell office:value-type="float" office:value="0.7" table:style-name="ce1" table:formula="=[.D25]*[.E25]">
            <text:p>0.7</text:p>
          </table:table-cell>
        </table:table-row>
        <table:table-row>
          <table:table-cell office:value-type="string" office:string-value="LM1815" table:style-name="ce1">
            <text:p>LM1815</text:p>
          </table:table-cell>
          <table:table-cell office:value-type="string" office:string-value="LM1815M-ND" table:style-name="ce1">
            <text:p>LM1815M-ND</text:p>
          </table:table-cell>
          <table:table-cell office:value-type="string" office:string-value="--" table:style-name="ce1">
            <text:p>--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" table:style-name="ce1" table:formula="=[.D26]*[.E26]">
            <text:p>0</text:p>
          </table:table-cell>
        </table:table-row>
        <table:table-row>
          <table:table-cell office:value-type="string" office:string-value="MAX9924" table:style-name="ce1">
            <text:p>MAX9924</text:p>
          </table:table-cell>
          <table:table-cell office:value-type="string" office:string-value="MAX9924UAUB+-ND" table:style-name="ce1">
            <text:p>MAX9924UAUB+-ND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.52" table:style-name="ce1">
            <text:p>2.52</text:p>
          </table:table-cell>
          <table:table-cell office:value-type="float" office:value="5.04" table:style-name="ce1" table:formula="=[.D27]*[.E27]">
            <text:p>5.04</text:p>
          </table:table-cell>
        </table:table-row>
        <table:table-row>
          <table:table-cell office:value-type="string" office:string-value="5v digital reg" table:style-name="ce1">
            <text:p>5v digital reg</text:p>
          </table:table-cell>
          <table:table-cell office:value-type="string" office:string-value="LM2940T-5.0-ND" table:style-name="ce1">
            <text:p>LM2940T-5.0-ND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.77" table:style-name="ce1">
            <text:p>1.77</text:p>
          </table:table-cell>
          <table:table-cell office:value-type="float" office:value="5.31" table:style-name="ce1" table:formula="=[.D28]*[.E28]">
            <text:p>5.31</text:p>
          </table:table-cell>
        </table:table-row>
        <table:table-row>
          <table:table-cell office:value-type="string" office:string-value="5v analog reg" table:style-name="ce1">
            <text:p>5v analog reg</text:p>
          </table:table-cell>
          <table:table-cell office:value-type="string" office:string-value="LM2936MX-5.0CT-ND" table:style-name="ce1">
            <text:p>LM2936MX-5.0CT-ND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.38" table:style-name="ce1">
            <text:p>2.38</text:p>
          </table:table-cell>
          <table:table-cell office:value-type="float" office:value="4.76" table:style-name="ce1" table:formula="=[.D29]*[.E29]">
            <text:p>4.76</text:p>
          </table:table-cell>
        </table:table-row>
        <table:table-row>
          <table:table-cell office:value-type="string" office:string-value="ad596" table:style-name="ce1">
            <text:p>ad596</text:p>
          </table:table-cell>
          <table:table-cell office:value-type="string" office:string-value="--" table:style-name="ce1">
            <text:p>--</text:p>
          </table:table-cell>
          <table:table-cell office:value-type="string" office:string-value="--" table:style-name="ce1">
            <text:p>--</text:p>
          </table:table-cell>
          <table:table-cell table:style-name="ce1" table:number-columns-repeated="2"/>
          <table:table-cell table:style-name="ce1" table:formula="=[.D30]*[.E30]">
            <text:p>0</text:p>
          </table:table-cell>
        </table:table-row>
        <table:table-row>
          <table:table-cell office:value-type="string" office:string-value="FT232RL" table:style-name="ce1">
            <text:p>FT232RL</text:p>
          </table:table-cell>
          <table:table-cell office:value-type="string" office:string-value="768-1007-1-ND" table:style-name="ce1">
            <text:p>768-1007-1-ND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.5" table:style-name="ce1">
            <text:p>4.5</text:p>
          </table:table-cell>
          <table:table-cell office:value-type="float" office:value="9" table:style-name="ce1" table:formula="=[.D31]*[.E31]">
            <text:p>9</text:p>
          </table:table-cell>
        </table:table-row>
        <table:table-row>
          <table:table-cell office:value-type="string" office:string-value="16MHz crystal" table:style-name="ce1">
            <text:p>16MHz crystal</text:p>
          </table:table-cell>
          <table:table-cell office:value-type="string" office:string-value="535-9948-1-ND" table:style-name="ce1">
            <text:p>535-9948-1-ND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.01" table:style-name="ce1">
            <text:p>1.01</text:p>
          </table:table-cell>
          <table:table-cell office:value-type="float" office:value="2.02" table:style-name="ce1" table:formula="=[.D32]*[.E32]">
            <text:p>2.02</text:p>
          </table:table-cell>
        </table:table-row>
        <table:table-row>
          <table:table-cell office:value-type="string" office:string-value="fuse holder" table:style-name="ce1">
            <text:p>fuse holder</text:p>
          </table:table-cell>
          <table:table-cell office:value-type="string" office:string-value="WK6242-ND" table:style-name="ce1">
            <text:p>WK6242-ND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.135" table:style-name="ce1">
            <text:p>0.135</text:p>
          </table:table-cell>
          <table:table-cell office:value-type="float" office:value="1.35" table:style-name="ce1" table:formula="=[.D33]*[.E33]">
            <text:p>1.35</text:p>
          </table:table-cell>
        </table:table-row>
        <table:table-row>
          <table:table-cell office:value-type="string" office:string-value="sckottky diode" table:style-name="ce1">
            <text:p>sckottky diode</text:p>
          </table:table-cell>
          <table:table-cell office:value-type="string" office:string-value="MBR0520LCT-ND" table:style-name="ce1">
            <text:p>MBR0520LCT-ND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office:string-value="0.1936" table:style-name="ce1">
            <text:p>0.1936</text:p>
          </table:table-cell>
          <table:table-cell office:value-type="float" office:value="19.36" table:style-name="ce1" table:formula="=[.D34]*[.E34]">
            <text:p>19.36</text:p>
          </table:table-cell>
          <table:table-cell table:style-name="ce1"/>
        </table:table-row>
        <table:table-row>
          <table:table-cell office:value-type="string" office:string-value="5.1v zener">
            <text:p>5.1v zener</text:p>
          </table:table-cell>
          <table:table-cell office:value-type="string" office:string-value="BZT52C5V1-FDICT-ND">
            <text:p>BZT52C5V1-FDICT-ND</text:p>
          </table:table-cell>
          <table:table-cell/>
          <table:table-cell office:value-type="float" office:value="30">
            <text:p>30</text:p>
          </table:table-cell>
          <table:table-cell office:value-type="string" office:string-value="0.25500">
            <text:p>0.25500</text:p>
          </table:table-cell>
          <table:table-cell office:value-type="float" office:value="7.65" table:style-name="ce1" table:formula="=[.D35]*[.E35]">
            <text:p>7.65</text:p>
          </table:table-cell>
          <table:table-cell table:style-name="ce1"/>
        </table:table-row>
        <table:table-row>
          <table:table-cell office:value-type="string" office:string-value="0805 green LED">
            <text:p>0805 green LED</text:p>
          </table:table-cell>
          <table:table-cell office:value-type="string" office:string-value="160-1179-1-ND">
            <text:p>160-1179-1-ND</text:p>
          </table:table-cell>
          <table:table-cell/>
          <table:table-cell office:value-type="float" office:value="100">
            <text:p>100</text:p>
          </table:table-cell>
          <table:table-cell office:value-type="string" office:string-value="0.05800">
            <text:p>0.05800</text:p>
          </table:table-cell>
          <table:table-cell office:value-type="float" office:value="5.8" table:style-name="ce1" table:formula="=[.D36]*[.E36]">
            <text:p>5.8</text:p>
          </table:table-cell>
        </table:table-row>
        <table:table-row>
          <table:table-cell office:value-type="string" office:string-value="1N4148">
            <text:p>1N4148</text:p>
          </table:table-cell>
          <table:table-cell office:value-type="string" office:string-value="1N4148WTPMSCT-ND">
            <text:p>1N4148WTPMSCT-ND</text:p>
          </table:table-cell>
          <table:table-cell/>
          <table:table-cell office:value-type="float" office:value="30">
            <text:p>30</text:p>
          </table:table-cell>
          <table:table-cell office:value-type="string" office:string-value="0.25500">
            <text:p>0.25500</text:p>
          </table:table-cell>
          <table:table-cell office:value-type="float" office:value="7.65" table:style-name="ce1" table:formula="=[.D37]*[.E37]">
            <text:p>7.65</text:p>
          </table:table-cell>
        </table:table-row>
        <table:table-row table:number-rows-repeated="2">
          <table:table-cell/>
        </table:table-row>
        <table:table-row>
          <table:table-cell table:number-columns-repeated="5"/>
          <table:table-cell office:value-type="float" office:value="210.35" table:style-name="ce1" table:formula="=SUMA([.F2:.F39])">
            <text:p>210.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styles>
    <style:default-style style:family="table-column">
      <style:table-column-properties style:column-width="60.000000000000000pt"/>
    </style:default-style>
    <style:default-style style:family="table-row">
      <style:table-row-properties style:row-height="12.000000000000000pt"/>
    </style:default-style>
    <style:default-style style:family="table-cell"/>
  </office:styles>
  <office:automatic-styles>
    <style:page-layout style:name="pm1">
      <style:page-layout-properties fo:margin="56.693011599999998pt" fo:padding="0.000000000000000pt" fo:page-height="841.891222259999950pt" fo:page-width="595.276621799999930pt" style:print="objects charts drawings zero-values" style:print-orientation="portrait"/>
    </style:page-layout>
  </office:automatic-styles>
  <office:master-styles>
    <style:master-page style:name="Standard1" style:page-layout-name="pm1">
      <style:header>
        <style:region-left>
          <text:p>
  
   
   
   
   <text:sheet-name>???</text:sheet-name>
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
  
   
   
   
   <text:sheet-name>???</text:sheet-name>
  
   
   
   
   <text:page-number>1</text:page-number>
 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2.1</meta:generator>
    <dc:title/>
    <meta:initial-creator>Unknown</meta:initial-creator>
    <meta:editing-cycles>0</meta:editing-cycles>
    <dc:date>2010-09-14T17:46:00</dc:date>
    <meta:creation-date>2010-09-13T17:21:28</meta:creation-date>
  </office:meta>
</office:document-meta>
</file>